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4000000881FB2C3596A3453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.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cm" svg:stroke-color="#ff4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.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cm" svg:stroke-color="#ff4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.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cm" svg:stroke-color="#ff4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.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cm" svg:stroke-color="#ff4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.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cm" svg:stroke-color="#ff4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height="false" fo:min-height="0.75cm" fo:min-width="1.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5cm" svg:stroke-color="#ff4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5cm" svg:stroke-color="#000000" draw:marker-start="" draw:marker-start-width="0.125cm" draw:marker-start-center="false" draw:marker-end="" draw:marker-end-width="0.12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5cm" svg:height="1cm" svg:x="12cm" svg:y="1.75cm">
          <text:p text:style-name="P1"><text:span text:style-name="T1">GB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5cm" svg:height="1cm" svg:x="17cm" svg:y="1.75cm">
          <text:p text:style-name="P1"><text:span text:style-name="T1">Oscillo-scop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5cm" svg:y1="2cm" svg:x2="17cm" svg:y2="2cm">
          <text:p/>
        </draw:line>
        <draw:line draw:style-name="gr4" draw:text-style-name="P3" draw:layer="layout" svg:x1="13.5cm" svg:y1="2.5cm" svg:x2="17cm" svg:y2="2.5cm">
          <text:p/>
        </draw:line>
        <draw:custom-shape draw:style-name="gr5" draw:text-style-name="P2" draw:layer="layout" svg:width="1.5cm" svg:height="1cm" svg:x="12cm" svg:y="1.75cm">
          <text:p text:style-name="P1"><text:span text:style-name="T1">GBF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5cm" svg:height="1cm" svg:x="17cm" svg:y="1.75cm">
          <text:p text:style-name="P1"><text:span text:style-name="T1">Oscillo-scop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5cm" svg:y1="2cm" svg:x2="17cm" svg:y2="2cm">
          <text:p/>
        </draw:line>
        <draw:line draw:style-name="gr8" draw:text-style-name="P3" draw:layer="layout" svg:x1="13.5cm" svg:y1="2.5cm" svg:x2="17cm" svg:y2="2.5cm">
          <text:p/>
        </draw:line>
        <draw:custom-shape draw:style-name="gr9" draw:text-style-name="P2" draw:layer="layout" svg:width="1.5cm" svg:height="1cm" svg:x="12cm" svg:y="4.85cm">
          <text:p text:style-name="P1"><text:span text:style-name="T1">GBF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5cm" svg:height="1cm" svg:x="17cm" svg:y="4.85cm">
          <text:p text:style-name="P1"><text:span text:style-name="T1">Oscillo-scope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3.5cm" svg:y1="5.1cm" svg:x2="17cm" svg:y2="5.1cm">
          <text:p/>
        </draw:line>
        <draw:line draw:style-name="gr12" draw:text-style-name="P3" draw:layer="layout" svg:x1="13.5cm" svg:y1="5.6cm" svg:x2="17cm" svg:y2="5.6cm">
          <text:p/>
        </draw:line>
        <draw:custom-shape draw:style-name="gr13" draw:text-style-name="P2" draw:layer="layout" svg:width="1.5cm" svg:height="1cm" svg:x="12cm" svg:y="4.85cm">
          <text:p text:style-name="P1"><text:span text:style-name="T1">GBF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25cm" svg:height="1cm" svg:x="17cm" svg:y="4.8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3.5cm" svg:y1="5.1cm" svg:x2="17cm" svg:y2="5.1cm">
          <text:p/>
        </draw:line>
        <draw:line draw:style-name="gr16" draw:text-style-name="P3" draw:layer="layout" svg:x1="13.5cm" svg:y1="5.6cm" svg:x2="17cm" svg:y2="5.6cm">
          <text:p/>
        </draw:line>
        <draw:custom-shape draw:style-name="gr17" draw:text-style-name="P2" draw:layer="layout" svg:width="1.5cm" svg:height="1cm" svg:x="12cm" svg:y="8.75cm">
          <text:p text:style-name="P1"><text:span text:style-name="T1">GBF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25cm" svg:height="1cm" svg:x="17cm" svg:y="8.75cm">
          <text:p text:style-name="P1"><text:span text:style-name="T1">Oscillo-scope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3.5cm" svg:y1="9cm" svg:x2="17cm" svg:y2="9cm">
          <text:p/>
        </draw:line>
        <draw:line draw:style-name="gr20" draw:text-style-name="P3" draw:layer="layout" svg:x1="13.5cm" svg:y1="9.5cm" svg:x2="17cm" svg:y2="9.5cm">
          <text:p/>
        </draw:line>
        <draw:custom-shape draw:style-name="gr21" draw:text-style-name="P2" draw:layer="layout" svg:width="1.5cm" svg:height="1cm" svg:x="12cm" svg:y="8.75cm">
          <text:p text:style-name="P1"><text:span text:style-name="T1">GBF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25cm" svg:height="1cm" svg:x="17cm" svg:y="8.7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3.5cm" svg:y1="9cm" svg:x2="17cm" svg:y2="9cm">
          <text:p/>
        </draw:line>
        <draw:line draw:style-name="gr24" draw:text-style-name="P3" draw:layer="layout" svg:x1="13.5cm" svg:y1="9.5cm" svg:x2="17cm" svg:y2="9.5cm">
          <text:p/>
        </draw:line>
        <draw:polygon draw:style-name="gr25" draw:text-style-name="P4" draw:layer="layout" svg:width="0.155cm" svg:height="0.024cm" draw:transform="rotate (-1.68040300382014) translate (15.2300707567842cm 2.49087859788014cm)" svg:viewBox="0 0 156 25" draw:points="34,1 156,0 37,25 0,17">
          <text:p/>
        </draw:polygon>
        <draw:path draw:style-name="gr25" draw:text-style-name="P4" draw:layer="layout" svg:width="0.528cm" svg:height="0.011cm" svg:x="14.937cm" svg:y="2.634cm" svg:viewBox="0 0 529 12" svg:d="M0 12c136 0 272-1 409 0h120-120l72-12">
          <text:p/>
        </draw:path>
        <draw:path draw:style-name="gr25" draw:text-style-name="P4" draw:layer="layout" svg:width="0.249cm" svg:height="0.015cm" svg:x="15.1cm" svg:y="2.734cm" svg:viewBox="0 0 250 16" svg:d="M0 16c64 0 129-1 193 0h57-57l34-16">
          <text:p/>
        </draw:path>
        <draw:path draw:style-name="gr25" draw:text-style-name="P4" draw:layer="layout" svg:width="0.071cm" svg:height="0cm" svg:x="15.182cm" svg:y="2.829cm" svg:viewBox="0 0 72 1" svg:d="M0 1c23-2 47 0 72 0">
          <text:p/>
        </draw:path>
        <draw:polygon draw:style-name="gr25" draw:text-style-name="P4" draw:layer="layout" svg:width="0.155cm" svg:height="0.024cm" draw:transform="rotate (-1.68040300382014) translate (15.2310707567842cm 5.59087859788014cm)" svg:viewBox="0 0 156 25" draw:points="34,1 156,0 37,25 0,17">
          <text:p/>
        </draw:polygon>
        <draw:path draw:style-name="gr25" draw:text-style-name="P4" draw:layer="layout" svg:width="0.528cm" svg:height="0.011cm" svg:x="14.938cm" svg:y="5.734cm" svg:viewBox="0 0 529 12" svg:d="M0 12c136 0 272-1 409 0h120-120l72-12">
          <text:p/>
        </draw:path>
        <draw:path draw:style-name="gr25" draw:text-style-name="P4" draw:layer="layout" svg:width="0.249cm" svg:height="0.015cm" svg:x="15.101cm" svg:y="5.834cm" svg:viewBox="0 0 250 16" svg:d="M0 16c64 0 129-1 193 0h57-57l34-16">
          <text:p/>
        </draw:path>
        <draw:path draw:style-name="gr25" draw:text-style-name="P4" draw:layer="layout" svg:width="0.071cm" svg:height="0cm" svg:x="15.183cm" svg:y="5.929cm" svg:viewBox="0 0 72 1" svg:d="M0 1c23-2 47 0 72 0">
          <text:p/>
        </draw:path>
        <draw:polygon draw:style-name="gr25" draw:text-style-name="P4" draw:layer="layout" svg:width="0.155cm" svg:height="0.024cm" draw:transform="rotate (-1.68040300382014) translate (15.2320707567842cm 9.49087859788014cm)" svg:viewBox="0 0 156 25" draw:points="34,1 156,0 37,25 0,17">
          <text:p/>
        </draw:polygon>
        <draw:path draw:style-name="gr25" draw:text-style-name="P4" draw:layer="layout" svg:width="0.528cm" svg:height="0.011cm" svg:x="14.939cm" svg:y="9.634cm" svg:viewBox="0 0 529 12" svg:d="M0 12c136 0 272-1 409 0h120-120l72-12">
          <text:p/>
        </draw:path>
        <draw:path draw:style-name="gr25" draw:text-style-name="P4" draw:layer="layout" svg:width="0.249cm" svg:height="0.015cm" svg:x="15.102cm" svg:y="9.734cm" svg:viewBox="0 0 250 16" svg:d="M0 16c64 0 129-1 193 0h57-57l34-16">
          <text:p/>
        </draw:path>
        <draw:path draw:style-name="gr25" draw:text-style-name="P4" draw:layer="layout" svg:width="0.071cm" svg:height="0cm" svg:x="15.184cm" svg:y="9.829cm" svg:viewBox="0 0 72 1" svg:d="M0 1c23-2 47 0 72 0">
          <text:p/>
        </draw:path>
        <draw:frame draw:style-name="gr26" draw:text-style-name="P5" draw:layer="layout" svg:width="8.572cm" svg:height="3.597cm" svg:x="11.25cm" svg:y="18.75cm">
          <draw:image xlink:href="Pictures/1000000000000144000000881FB2C3596A3453F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47:49.238000000</meta:creation-date>
    <dc:date>2022-08-02T10:56:36.854000000</dc:date>
    <meta:editing-duration>PT3M28S</meta:editing-duration>
    <meta:editing-cycles>12</meta:editing-cycles>
    <meta:generator>LibreOffice/7.3.2.2$Windows_X86_64 LibreOffice_project/49f2b1bff42cfccbd8f788c8dc32c1c309559be0</meta:generator>
    <meta:document-statistic meta:object-count="37"/>
  </office:meta>
</office:document-meta>
</file>